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128" officeooo:paragraph-rsid="000ef12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1 :</text:p>
      <text:p text:style-name="P1"/>
      <text:p text:style-name="P1">Le 1<text:span text:style-name="T1">er</text:span> crée une liste de longueur n en y insérant un nombre aléatoire entre 0 et 1, et avec l’opérateur sum() additionnant les valeurs dans tirage, on y a fait la moyenne (on a fazit la valeur moyenne de la liste)</text:p>
      <text:p text:style-name="P1">le 2<text:span text:style-name="T1">e</text:span> programme consiste à faire un tri de la liste en question.</text:p>
      <text:p text:style-name="P1"/>
      <text:p text:style-name="P1">Ex 2 :</text:p>
      <text:p text:style-name="P1"/>
      <text:p text:style-name="P1">1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11:24:39.653056286</meta:creation-date>
    <dc:date>2025-10-02T12:57:02.193372178</dc:date>
    <meta:editing-duration>PT1H22M10S</meta:editing-duration>
    <meta:editing-cycles>1</meta:editing-cycles>
    <meta:document-statistic meta:table-count="0" meta:image-count="0" meta:object-count="0" meta:page-count="1" meta:paragraph-count="5" meta:word-count="62" meta:character-count="292" meta:non-whitespace-character-count="234"/>
    <meta:generator>LibreOffice/24.2.7.2$Linux_X86_64 LibreOffice_project/420$Build-2</meta:generator>
  </office:meta>
</office:document-meta>
</file>